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officeooo:paragraph-rsid="000cd400"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6pt" fo:font-weight="bold" officeooo:paragraph-rsid="000cd400"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bold" officeooo:paragraph-rsid="000cd400"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paragraph-rsid="000cd40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paragraph-rsid="000cd400" style:font-size-asian="10.5pt" style:font-weight-asian="normal" style:font-size-complex="12pt" style:font-weight-complex="normal"/>
    </style:style>
    <style:style style:name="T1" style:family="text">
      <style:text-properties officeooo:rsid="000cd400"/>
    </style:style>
    <style:style style:name="T2" style:family="text">
      <style:text-properties fo:font-weight="normal" officeooo:rsid="000cd400" style:font-weight-asian="normal" style:font-weight-complex="normal"/>
    </style:style>
    <style:style style:name="T3" style:family="text">
      <style:text-properties fo:font-size="14pt" fo:font-weight="bold" officeooo:rsid="000cd400" style:font-size-asian="12.25pt" style:font-weight-asian="bold" style:font-size-complex="14pt" style:font-weight-complex="bold"/>
    </style:style>
    <style:style style:name="T4" style:family="text">
      <style:text-properties fo:font-style="italic" fo:font-weight="normal" officeooo:rsid="000cd400" style:font-style-asian="italic" style:font-weight-asian="normal" style:font-style-complex="italic" style:font-weight-complex="normal"/>
    </style:style>
    <style:style style:name="T5" style:family="text">
      <style:text-properties fo:font-style="normal" fo:font-weight="normal" officeooo:rsid="000cd400" style:font-style-asian="normal" style:font-weight-asian="normal"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T1"/></text:p>
      <text:p text:style-name="P3"><text:span text:style-name="T1"/></text:p>
      <text:p text:style-name="P3"><text:span text:style-name="T1"/></text:p>
      <text:p text:style-name="P3"><text:span text:style-name="T1"/></text:p>
      <text:p text:style-name="P3"><text:span text:style-name="T1">Portrait Obama-fication</text:span></text:p>
      <text:p text:style-name="P3"><text:span text:style-name="T1"/></text:p>
      <text:p text:style-name="P6"><text:span text:style-name="T1"><text:tab/><text:tab/>K. Paprocki<text:tab/><text:tab/><text:tab/><text:tab/><text:tab/><text:tab/>S. Bric</text:span></text:p>
      <text:p text:style-name="P6"><text:span text:style-name="T3"><text:tab/><text:tab/></text:span></text:p>
      <text:p text:style-name="P6"><text:span text:style-name="T3"><text:tab/><text:tab/></text:span><text:span text:style-name="T1">Computer Science Undergrad<text:tab/><text:tab/><text:tab/>Computer Engineer Undergrad<text:tab/></text:span></text:p>
      <text:p text:style-name="P6"><text:span text:style-name="T1"><text:tab/><text:tab/>UW-Madison<text:tab/><text:tab/><text:tab/><text:tab/><text:tab/><text:tab/>UW-Madison</text:span></text:p>
      <text:p text:style-name="P6"><text:span text:style-name="T1"><text:tab/><text:tab/></text:span><text:a xlink:type="simple" xlink:href="mailto:kpaprocki@wisc.edu"><text:span text:style-name="T1">kpaprocki@wisc.edu</text:span></text:a><text:span text:style-name="T1"><text:tab/><text:tab/><text:tab/><text:tab/><text:tab/></text:span><text:a xlink:type="simple" xlink:href="mailto:sbric@wisc.edu"><text:span text:style-name="T1">sbric@wisc.edu</text:span></text:a></text:p>
      <text:p text:style-name="P6"><text:span text:style-name="T1"/></text:p>
      <text:p text:style-name="P6"><text:span text:style-name="T1"/></text:p>
      <text:p text:style-name="P6"><text:span text:style-name="T1"/></text:p>
      <text:p text:style-name="P5"><text:span text:style-name="T1">Abstract</text:span></text:p>
      <text:p text:style-name="P5"><text:span text:style-name="T1"/></text:p>
      <text:p text:style-name="P5"><text:span text:style-name="T1"/></text:p>
      <text:p text:style-name="P4"><text:span text:style-name="T1"><text:tab/></text:span><text:span text:style-name="T2">The goal of our project was to create an algorithm that turned regular portraits into the popular Obama 2008 campaign poster style created by Shepard Fairey (see fig.1 below). There were several problems we faced when designing the algorithm: discerning what was foreground and what was background, preserving important features while ignoring texture, and mapping the colors in the photo to a four color palette. </text:span></text:p>
      <text:p text:style-name="P4"><text:span text:style-name="T2"><text:tab/>To differentiate the background, we relied on a simple mask. We use a bi-lateral filter on our image to remove texture and large differences in color and intensity while still preserving edges. Finally we map the four color palette onto the image by setting different ranges of intensity. These ranges currently need to be tuned by hand to create an acceptable image.</text:span></text:p>
      <text:p text:style-name="P4"><text:span text:style-name="T2"><text:tab/>Our algorithm uses the matlab bilateral filter function written by Douglas R. Lanman. This algorithm was implemented using the method outlined in C. Tomasi and R. Manduchi's paper </text:span><text:span text:style-name="T4">Bilateral Filtering for Gray and Color Images.</text:span><text:span text:style-name="T5"> The results of our algorithm are good, but still require a large amount of user input.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1T14:29:23</meta:creation-date>
    <meta:document-statistic meta:table-count="0" meta:image-count="0" meta:object-count="0" meta:page-count="1" meta:paragraph-count="10" meta:word-count="195" meta:character-count="1283"/>
    <dc:date>2011-05-11T15:05:51</dc:date>
    <meta:editing-duration>PT00H36M28S</meta:editing-duration>
    <meta:editing-cycles>1</meta:editing-cycles>
    <meta:generator>OpenOffice.org/3.2$Unix OpenOffice.org_project/320m19$Build-9505</meta:generator>
  </office:meta>
</office:document-meta>
</file>